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RewriterReader.setup( SourceResolver resolver , Map objectModel , String src , Parameters p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inkRewriterReader.set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RewriterRead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RewriterReader.gener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inkRewriterReader.setInputModule( InputModule input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RewriterReader.setExpires( long expi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RewriterReader.getMimeTy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inkRewriterRead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RewriterReader.proccessLine( String line , int lineNumb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LinkRewriterReader.setupHeade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